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a2428" officeooo:paragraph-rsid="001a2428" style:font-weight-asian="bold" style:font-weight-complex="bold"/>
    </style:style>
    <style:style style:name="P2" style:family="paragraph" style:parent-style-name="Standard">
      <style:text-properties fo:font-weight="bold" officeooo:rsid="001c5b4d" officeooo:paragraph-rsid="001c5b4d" style:font-weight-asian="bold" style:font-weight-complex="bold"/>
    </style:style>
    <style:style style:name="P3" style:family="paragraph" style:parent-style-name="Standard">
      <style:text-properties fo:font-weight="bold" officeooo:rsid="001cbd4f" officeooo:paragraph-rsid="001cbd4f" style:font-weight-asian="bold" style:font-weight-complex="bold"/>
    </style:style>
    <style:style style:name="P4" style:family="paragraph" style:parent-style-name="Standard">
      <style:text-properties fo:font-weight="bold" officeooo:rsid="001edd05" officeooo:paragraph-rsid="001edd05" style:font-weight-asian="bold" style:font-weight-complex="bold"/>
    </style:style>
    <style:style style:name="P5" style:family="paragraph" style:parent-style-name="Standard">
      <style:text-properties fo:font-weight="bold" officeooo:rsid="00211922" officeooo:paragraph-rsid="00211922" style:font-weight-asian="bold" style:font-weight-complex="bold"/>
    </style:style>
    <style:style style:name="P6" style:family="paragraph" style:parent-style-name="Standard">
      <style:text-properties fo:font-weight="bold" officeooo:rsid="0023f808" officeooo:paragraph-rsid="0023f808" style:font-weight-asian="bold" style:font-weight-complex="bold"/>
    </style:style>
    <style:style style:name="P7" style:family="paragraph" style:parent-style-name="Standard">
      <style:text-properties fo:font-weight="bold" officeooo:rsid="002793ac" officeooo:paragraph-rsid="002793ac" style:font-weight-asian="bold" style:font-weight-complex="bold"/>
    </style:style>
    <style:style style:name="P8" style:family="paragraph" style:parent-style-name="Standard">
      <style:text-properties fo:font-weight="bold" officeooo:rsid="00335674" officeooo:paragraph-rsid="00335674" style:font-weight-asian="bold" style:font-weight-complex="bold"/>
    </style:style>
    <style:style style:name="P9" style:family="paragraph" style:parent-style-name="Standard">
      <style:text-properties fo:font-weight="bold" officeooo:rsid="0037002c" officeooo:paragraph-rsid="003890b4" style:font-weight-asian="bold" style:font-weight-complex="bold"/>
    </style:style>
    <style:style style:name="P10" style:family="paragraph" style:parent-style-name="Standard">
      <style:text-properties fo:font-weight="bold" officeooo:rsid="00370304" officeooo:paragraph-rsid="003890b4" style:font-weight-asian="bold" style:font-weight-complex="bold"/>
    </style:style>
    <style:style style:name="P11" style:family="paragraph" style:parent-style-name="Standard">
      <style:text-properties fo:font-weight="bold" officeooo:rsid="003890b4" officeooo:paragraph-rsid="003890b4"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weight="normal" officeooo:rsid="001a2428" officeooo:paragraph-rsid="001a2428" style:font-weight-asian="normal" style:font-weight-complex="normal"/>
    </style:style>
    <style:style style:name="P14" style:family="paragraph" style:parent-style-name="Standard">
      <style:text-properties fo:font-weight="normal" officeooo:rsid="001c5b4d" officeooo:paragraph-rsid="001c5b4d" style:font-weight-asian="normal" style:font-weight-complex="normal"/>
    </style:style>
    <style:style style:name="P15" style:family="paragraph" style:parent-style-name="Standard">
      <style:text-properties fo:font-weight="normal" officeooo:rsid="001c5b4d" officeooo:paragraph-rsid="001a2428" style:font-weight-asian="normal" style:font-weight-complex="normal"/>
    </style:style>
    <style:style style:name="P16" style:family="paragraph" style:parent-style-name="Standard">
      <style:text-properties fo:font-weight="normal" officeooo:rsid="001cbd4f" officeooo:paragraph-rsid="001cbd4f" style:font-weight-asian="normal" style:font-weight-complex="normal"/>
    </style:style>
    <style:style style:name="P17" style:family="paragraph" style:parent-style-name="Standard">
      <style:text-properties fo:font-weight="normal" officeooo:rsid="001edd05" officeooo:paragraph-rsid="001edd05" style:font-weight-asian="normal" style:font-weight-complex="normal"/>
    </style:style>
    <style:style style:name="P18" style:family="paragraph" style:parent-style-name="Standard">
      <style:text-properties fo:font-weight="normal" officeooo:rsid="0023f808" officeooo:paragraph-rsid="0023f808" style:font-weight-asian="normal" style:font-weight-complex="normal"/>
    </style:style>
    <style:style style:name="P19" style:family="paragraph" style:parent-style-name="Standard">
      <style:text-properties fo:font-weight="normal" officeooo:rsid="00211922" officeooo:paragraph-rsid="0023f808" style:font-weight-asian="normal" style:font-weight-complex="normal"/>
    </style:style>
    <style:style style:name="P20" style:family="paragraph" style:parent-style-name="Standard">
      <style:text-properties fo:font-weight="normal" officeooo:rsid="0037002c" style:font-weight-asian="normal" style:font-weight-complex="normal"/>
    </style:style>
    <style:style style:name="P21" style:family="paragraph" style:parent-style-name="Standard">
      <style:text-properties fo:font-weight="normal" officeooo:rsid="0037002c" officeooo:paragraph-rsid="003890b4" style:font-weight-asian="normal" style:font-weight-complex="normal"/>
    </style:style>
    <style:style style:name="P22" style:family="paragraph" style:parent-style-name="Standard">
      <style:text-properties fo:font-weight="normal" officeooo:rsid="00370304" officeooo:paragraph-rsid="003890b4" style:font-weight-asian="normal" style:font-weight-complex="normal"/>
    </style:style>
    <style:style style:name="P23" style:family="paragraph" style:parent-style-name="Standard">
      <style:text-properties fo:font-weight="normal" officeooo:rsid="003890b4" officeooo:paragraph-rsid="003890b4" style:font-weight-asian="normal" style:font-weight-complex="normal"/>
    </style:style>
    <style:style style:name="P24" style:family="paragraph" style:parent-style-name="Standard">
      <style:text-properties fo:font-weight="normal" officeooo:rsid="001eaa33" officeooo:paragraph-rsid="001eaa33" style:font-weight-asian="normal" style:font-weight-complex="normal"/>
    </style:style>
    <style:style style:name="P25" style:family="paragraph" style:parent-style-name="Standard">
      <style:text-properties fo:font-weight="normal" officeooo:rsid="001eaa33" officeooo:paragraph-rsid="003890b4" style:font-weight-asian="normal" style:font-weight-complex="normal"/>
    </style:style>
    <style:style style:name="P26" style:family="paragraph" style:parent-style-name="Standard">
      <style:text-properties officeooo:rsid="001bd20d" officeooo:paragraph-rsid="001bd20d"/>
    </style:style>
    <style:style style:name="P27" style:family="paragraph" style:parent-style-name="Standard">
      <style:text-properties officeooo:rsid="00211922" officeooo:paragraph-rsid="00211922"/>
    </style:style>
    <style:style style:name="P28" style:family="paragraph" style:parent-style-name="Standard">
      <style:text-properties fo:font-style="italic" fo:font-weight="normal" officeooo:rsid="0025720f" officeooo:paragraph-rsid="001c5b4d" style:font-style-asian="italic" style:font-weight-asian="normal" style:font-style-complex="italic" style:font-weight-complex="normal"/>
    </style:style>
    <style:style style:name="P29" style:family="paragraph" style:parent-style-name="Standard">
      <style:text-properties fo:font-style="italic" fo:font-weight="normal" officeooo:rsid="0025720f" officeooo:paragraph-rsid="0025720f" style:font-style-asian="italic" style:font-weight-asian="normal" style:font-style-complex="italic" style:font-weight-complex="normal"/>
    </style:style>
    <style:style style:name="P30" style:family="paragraph" style:parent-style-name="Standard">
      <style:text-properties fo:font-style="italic" fo:font-weight="normal" officeooo:rsid="002c8201" officeooo:paragraph-rsid="002c956b" style:font-style-asian="italic" style:font-weight-asian="normal" style:font-style-complex="italic" style:font-weight-complex="normal"/>
    </style:style>
    <style:style style:name="P31" style:family="paragraph" style:parent-style-name="Standard">
      <style:text-properties fo:font-style="italic" fo:font-weight="bold" officeooo:rsid="002b4ccb" officeooo:paragraph-rsid="002b4ccb" style:font-style-asian="italic" style:font-weight-asian="bold" style:font-style-complex="italic" style:font-weight-complex="bold"/>
    </style:style>
    <style:style style:name="P32" style:family="paragraph" style:parent-style-name="Standard">
      <style:text-properties fo:font-style="italic" style:font-style-asian="italic" style:font-style-complex="italic"/>
    </style:style>
    <style:style style:name="P33" style:family="paragraph" style:parent-style-name="Standard">
      <style:text-properties fo:font-style="italic" officeooo:rsid="003039d2" officeooo:paragraph-rsid="003039d2" style:font-style-asian="italic" style:font-style-complex="italic"/>
    </style:style>
    <style:style style:name="P34" style:family="paragraph" style:parent-style-name="Standard">
      <style:text-properties fo:font-style="italic" officeooo:rsid="00335674" officeooo:paragraph-rsid="00335674" style:font-style-asian="italic" style:font-style-complex="italic"/>
    </style:style>
    <style:style style:name="P35" style:family="paragraph" style:parent-style-name="Standard">
      <style:text-properties fo:font-style="italic" officeooo:rsid="0034f4d2" officeooo:paragraph-rsid="0034f4d2" style:font-style-asian="italic" style:font-style-complex="italic"/>
    </style:style>
    <style:style style:name="P36" style:family="paragraph" style:parent-style-name="Standard">
      <style:text-properties fo:font-style="normal" fo:font-weight="normal" officeooo:rsid="0025720f" officeooo:paragraph-rsid="0025720f" style:font-style-asian="normal" style:font-weight-asian="normal" style:font-style-complex="normal" style:font-weight-complex="normal"/>
    </style:style>
    <style:style style:name="P37" style:family="paragraph" style:parent-style-name="Standard">
      <style:text-properties fo:font-style="normal" fo:font-weight="normal" officeooo:rsid="002b4ccb" officeooo:paragraph-rsid="002b4ccb" style:font-style-asian="normal" style:font-weight-asian="normal" style:font-style-complex="normal" style:font-weight-complex="normal"/>
    </style:style>
    <style:style style:name="P38" style:family="paragraph" style:parent-style-name="Standard">
      <style:text-properties fo:color="#c9211e" loext:opacity="100%" fo:font-style="italic" fo:font-weight="bold" officeooo:rsid="0023f808" officeooo:paragraph-rsid="002c956b" style:font-style-asian="italic" style:font-weight-asian="bold" style:font-style-complex="italic" style:font-weight-complex="bold"/>
    </style:style>
    <style:style style:name="P39" style:family="paragraph" style:parent-style-name="Standard">
      <style:text-properties officeooo:rsid="003039d2" officeooo:paragraph-rsid="003039d2"/>
    </style:style>
    <style:style style:name="P40" style:family="paragraph" style:parent-style-name="Standard">
      <style:text-properties officeooo:paragraph-rsid="003890b4"/>
    </style:style>
    <style:style style:name="P41" style:family="paragraph" style:parent-style-name="Standard">
      <style:text-properties fo:font-weight="bold" officeooo:rsid="003890b4" officeooo:paragraph-rsid="003890b4" style:font-weight-asian="bold" style:font-weight-complex="bold"/>
    </style:style>
    <style:style style:name="P42" style:family="paragraph" style:parent-style-name="Standard">
      <style:text-properties fo:font-weight="bold" officeooo:rsid="00397939" officeooo:paragraph-rsid="00397939" style:font-weight-asian="bold" style:font-weight-complex="bold"/>
    </style:style>
    <style:style style:name="P43" style:family="paragraph" style:parent-style-name="Standard">
      <style:text-properties fo:font-weight="normal" officeooo:rsid="00397939" officeooo:paragraph-rsid="00397939"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23f808"/>
    </style:style>
    <style:style style:name="T3" style:family="text">
      <style:text-properties fo:font-style="italic" style:font-style-asian="italic" style:font-style-complex="italic"/>
    </style:style>
    <style:style style:name="T4" style:family="text">
      <style:text-properties fo:color="#c9211e" loext:opacity="100%"/>
    </style:style>
    <style:style style:name="T5" style:family="text">
      <style:text-properties fo:color="#c9211e" loext:opacity="100%" fo:font-style="italic" fo:font-weight="bold" style:font-style-asian="italic" style:font-weight-asian="bold" style:font-style-complex="italic" style:font-weight-complex="bold"/>
    </style:style>
    <style:style style:name="T6" style:family="text">
      <style:text-properties fo:color="#c9211e" loext:opacity="100%" fo:font-style="italic" fo:font-weight="bold" officeooo:rsid="0023f808" style:font-style-asian="italic" style:font-weight-asian="bold" style:font-style-complex="italic" style:font-weight-complex="bold"/>
    </style:style>
    <style:style style:name="T7" style:family="text">
      <style:text-properties fo:color="#c9211e" loext:opacity="100%" fo:font-style="italic" style:font-style-asian="italic" style:font-style-complex="italic"/>
    </style:style>
    <style:style style:name="T8" style:family="text">
      <style:text-properties fo:color="#c9211e" loext:opacity="100%" fo:font-style="italic" officeooo:rsid="0023f808"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6a368" style:font-style-asian="normal" style:font-style-complex="normal"/>
    </style:style>
    <style:style style:name="T11" style:family="text">
      <style:text-properties fo:font-style="normal" officeooo:rsid="002c956b" style:font-style-asian="normal" style:font-style-complex="normal"/>
    </style:style>
    <style:style style:name="T12" style:family="text">
      <style:text-properties fo:font-style="normal" officeooo:rsid="0034b067"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officeooo:rsid="0026a368"/>
    </style:style>
    <style:style style:name="T15" style:family="text">
      <style:text-properties officeooo:rsid="002793ac"/>
    </style:style>
    <style:style style:name="T16" style:family="text">
      <style:text-properties officeooo:rsid="0034f4d2"/>
    </style:style>
    <style:style style:name="T17" style:family="text">
      <style:text-properties officeooo:rsid="00397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generates music with user give parameters. Between the user giving input and music generation, the information takes different forms. The Studio class is the QmainWindow (UI) application. It has an instance of the Configuration class, which holds data representing the current state of the UI. It then modifies and organizes the data <text:s/>into a form ready for the music generator, the Composition class, to use. Composition then uses the prepared data to outline the song structure, with various instructions placed throughout for the generation process. This process then runs and outputs a dictionary “music” representing actual sheet music, recorded in Scientific Pitch Notation (Spn). This is converted and handed off to Lilypond, which writes the midi and PDF files, as well as a serialized copy of the “music” dictionary.</text:p>
      <text:p text:style-name="Standard"/>
      <text:p text:style-name="Standard"/>
      <text:p text:style-name="Standard">The technical and creative sides of program have a line of separation in the Configuration object, which <text:s/>reformats the raw user data for technical use before passing it on to Composition.</text:p>
      <text:p text:style-name="Standard"/>
      <text:p text:style-name="Standard"/>
      <text:p text:style-name="Standard">The UI is my first, so many of the widgets were chosen in learning. As of now their selection is uncertain.</text:p>
      <text:p text:style-name="Standard"/>
      <text:p text:style-name="Standard"/>
      <text:p text:style-name="P11">Update / Refresh</text:p>
      <text:p text:style-name="Standard"/>
      <text:p text:style-name="Standard">Update methods read data from the UI and store it in Configuration object</text:p>
      <text:p text:style-name="Standard">Refresh methods read data from Configuration object and load it to the UI</text:p>
      <text:p text:style-name="Standard"/>
      <text:p text:style-name="Standard">For input/display widgets like combo boxes and line entries, where the display value doesn’t need to be updated when the user acts on it, the update need not call a refresh. If it needs to prompt refreshes to associated display widgets, it should not rely on it’s own refresh method to do that (keeps separation).</text:p>
      <text:p text:style-name="Standard"/>
      <text:p text:style-name="P11"><text:span text:style-name="T17">(Song) </text:span>Structure</text:p>
      <text:p text:style-name="Standard"/>
      <text:p text:style-name="Standard">The music is organized into segments, of which only one is currently used. Segments each have a style dictionary which holds all musical style data.</text:p>
      <text:p text:style-name="P40"/>
      <text:p text:style-name="P10">Configuration System</text:p>
      <text:p text:style-name="P22">Should be improved so user only enters name, and program handles filename. Same for composition</text:p>
      <text:p text:style-name="P40"/>
      <text:p text:style-name="P9">Output</text:p>
      <text:p text:style-name="P9"/>
      <text:p text:style-name="P21">Output classes can be added to contain methods to handle writing for different output types</text:p>
      <text:p text:style-name="P21">But for now we’re only doing lilypond so the compose method will just initiate those methods.</text:p>
      <text:p text:style-name="P21"/>
      <text:p text:style-name="P9">Composition System</text:p>
      <text:p text:style-name="P21">Compose system could eventually load the pickled composition object and display song info and note tally.</text:p>
      <text:p text:style-name="Standard"/>
      <text:p text:style-name="P1">Rest and Left Weights</text:p>
      <text:p text:style-name="P1"/>
      <text:p text:style-name="P13"><text:soft-page-break/>The best option for the user would probably be the option to either set each rest and left weight individually, or toggle a modifier, which would weigh more for long durations. UI would need to accommodate all these weights.</text:p>
      <text:p text:style-name="P13"/>
      <text:p text:style-name="P14">Factors affecting weights:</text:p>
      <text:p text:style-name="P14"><text:tab/>snapping</text:p>
      <text:p text:style-name="P14"><text:tab/>left hand skewer</text:p>
      <text:p text:style-name="P14"><text:tab/>duration tally, to </text:p>
      <text:p text:style-name="P14"/>
      <text:p text:style-name="P4">How should duration weights be defined?</text:p>
      <text:p text:style-name="P4"/>
      <text:p text:style-name="P17">By choosing weights for absolute duration length, or by weighting certain notes to be tied to others</text:p>
      <text:p text:style-name="P15"/>
      <text:p text:style-name="P14"/>
      <text:p text:style-name="P6">Meter and Beat Division</text:p>
      <text:p text:style-name="P6"/>
      <text:p text:style-name="P18">A little more work on meter could get a pretty good interface. Ideally, an option to switch from tuple, triple, quadruple meter, simple or complex.<text:span text:style-name="T4"> </text:span><text:span text:style-name="T5">As of 8/8</text:span>, selectable beat buttons will denote the meter’s beat division.</text:p>
      <text:p text:style-name="P18"/>
      <text:p text:style-name="P18"><text:span text:style-name="T3">Meter Gating - </text:span>As a rhythmic guide, durations and note sequences will frequently initiate with beat divisions.</text:p>
      <text:p text:style-name="P28"/>
      <text:p text:style-name="P29"><text:span text:style-name="T14">Meter Strength</text:span> – <text:span text:style-name="T10">Durations and s</text:span><text:span text:style-name="T9">equences – groups of same-duration notes – should often align with meter divisions.</text:span></text:p>
      <text:p text:style-name="P36"/>
      <text:p text:style-name="P38">As of 8/8</text:p>
      <text:p text:style-name="P30"><text:span text:style-name="T11">Normally notes in measure display automatically with S and C based on time signature selection, but in case of odd meters, b</text:span><text:span text:style-name="T9">eat divisions can be individually modified. </text:span><text:span text:style-name="T11">Button click toggles S and C, and will clear previous values.</text:span></text:p>
      <text:p text:style-name="P36"/>
      <text:p text:style-name="P31"><text:span text:style-name="T9">Snapping </text:span><text:span text:style-name="T13"><text:s/></text:span></text:p>
      <text:p text:style-name="P37"/>
      <text:p text:style-name="P37">Whereas meter strength sets up weights for durations that fit the meter, snapping simply forces a prime roll to fit, either at a division or meter tick.</text:p>
      <text:p text:style-name="P14"/>
      <text:p text:style-name="P5">Syncing </text:p>
      <text:p text:style-name="P5"/>
      <text:p text:style-name="P19">Left can look for upcoming right duration termination points, sync to terminate with it. <text:s/><text:span text:style-name="T6">As of 8/8</text:span>, <text:span text:style-name="T2">meter control may affect this.</text:span></text:p>
      <text:p text:style-name="P19"/>
      <text:p text:style-name="P2">Duration Tally</text:p>
      <text:p text:style-name="P2"/>
      <text:p text:style-name="P14">Duration tally will affect weights, to prevent departure from intended weight proportions by forced duration assignment for things like <text:span text:style-name="T2">fitting and </text:span><text:span text:style-name="T1">snapping</text:span>.</text:p>
      <text:p text:style-name="P2"/>
      <text:p text:style-name="P14"/>
      <text:p text:style-name="P7">note_sheet and duration_sheet <text:s/><text:span text:style-name="T7">Needs update a</text:span><text:span text:style-name="T8">s of 8/8</text:span></text:p>
      <text:p text:style-name="P12"/>
      <text:p text:style-name="P12"><text:soft-page-break/>A comprehensive notesheet for each segment, could be the data structure that holds <text:span text:style-name="T15">note data</text:span>. </text:p>
      <text:p text:style-name="P12"/>
      <text:p text:style-name="P5">Configuration Class</text:p>
      <text:p text:style-name="Standard"/>
      <text:p text:style-name="Standard">Entries in the Configuration object’s style dictionary have names that mirror their corresponding UI element. This will allow them to refer to each other without expanding data structures to bind them, and it is appropriate as the configuration object’s purpose is to track the current UI state. Going into Composition, there seems no reason to stop using string values representing note types to tie the data structures together.</text:p>
      <text:p text:style-name="Standard"/>
      <text:p text:style-name="Standard"/>
      <text:p text:style-name="Standard">The creative goal is to give users a maximum resolution of control while favoring nondeterministic generation mechanisms over deterministic ones. In other words not attempting to force outcomes.</text:p>
      <text:p text:style-name="Standard"/>
      <text:p text:style-name="Standard"/>
      <text:p text:style-name="P8">Fill Music</text:p>
      <text:p text:style-name="Standard"/>
      <text:p text:style-name="P34">distribute_duration<text:span text:style-name="T9"> – writes note or sequence of tied notes which respect beat division boundaries to fulfill a given duration of beats</text:span></text:p>
      <text:p text:style-name="P34">while loop <text:span text:style-name="T16">or </text:span>if statements<text:span text:style-name="T9">? The code would shorter and cleaner, but I expect somewhat less efficient. Choosing efficiency for now. </text:span><text:span text:style-name="T12">If more complex operations are needed, the loop might make things more granular and clearer to work with.</text:span></text:p>
      <text:p text:style-name="P35"><text:span text:style-name="T12">B</text:span><text:span text:style-name="T9">y far the best reason to use while loop is to consolidate note writing code, all the checks and log entries in one place.</text:span></text:p>
      <text:p text:style-name="Standard"/>
      <text:p text:style-name="P32">Increment</text:p>
      <text:p text:style-name="Standard">Should increment always be a sixty-fourth note? If there is no sixty-fourth, and no thirty-second, I see no possible scenario when a sixty-fourth duration would be needed, so the loop’s total iteration count could be halved or more by using larger increments.</text:p>
      <text:p text:style-name="P39"><text:span text:style-name="T3">Problem with increment</text:span> </text:p>
      <text:p text:style-name="P39">It may be more efficient to increment by assigned durations. All generation could be mapped out at duration assignment, and generator could then skip ahead to its terminus. Incrementing may have advantages farther down when musical generation advances.</text:p>
      <text:p text:style-name="P33">Use Case</text:p>
      <text:p text:style-name="P39">For the current use case, that level of computing efficiency doesn’t matter</text:p>
      <text:p text:style-name="Standard"/>
      <text:p text:style-name="Standard">Live Durations</text:p>
      <text:p text:style-name="Standard"/>
      <text:p text:style-name="P27">8/4 update from comments</text:p>
      <text:p text:style-name="Standard">Durations can use multiple tied notes to complete. Should notes be components of duration lists within live_durations? Perhaps with an identifier in the note dict to show it is tied back or forth. live_durations will remain a list to accommodate harmonics. Making live_durations a dict and adding start positions could be used later for generation functionality.</text:p>
      <text:p text:style-name="Standard"/>
      <text:p text:style-name="Standard"/>
      <text:p text:style-name="P26">Not hard and fast by musical law, but composer preference. The composer will beam in the divisions he prefers.</text:p>
      <text:p text:style-name="Standard"/>
      <text:p text:style-name="Standard">Atonal Notation</text:p>
      <text:p text:style-name="Standard"><text:soft-page-break/>Sharp or flat notations? Use weights?</text:p>
      <text:p text:style-name="P20"/>
      <text:p text:style-name="Standard"/>
      <text:p text:style-name="P42">Pitches</text:p>
      <text:p text:style-name="P42"/>
      <text:p text:style-name="P43">Two lists will be the underlying data structures representing pitches during generation.</text:p>
      <text:p text:style-name="P43">1. PITCH_INDEX is a 0-87 length int list correlating to the 88 piano keys</text:p>
      <text:p text:style-name="P43">2. Either SHARP_SPN_LIST or FLAT_SPN_LIST, depending on the key, are correlating lists of strings of the pitches in scientific pitch notation (spn) format.</text:p>
      <text:p text:style-name="Standard"/>
      <text:p text:style-name="Standard"/>
      <text:p text:style-name="Standard"/>
      <text:p text:style-name="P11">3. Design</text:p>
      <text:p text:style-name="Standard"/>
      <text:p text:style-name="P3">Complex Functions for Efficiency</text:p>
      <text:p text:style-name="P3"/>
      <text:p text:style-name="P16">Depending on user settings, a function like fill_music can be run without certain checks. For example, if the user has snapping off, there is no reason to do snapping rolls. Rather than rely on the user’s 0 input value, fill_music could be constructed by another function that will leave out the check completely.</text:p>
      <text:p text:style-name="P16"/>
      <text:p text:style-name="P24">More cases where this could remove unnecessary checks?</text:p>
      <text:p text:style-name="P24"/>
      <text:p text:style-name="P40"/>
      <text:p text:style-name="P11">Unit Testing</text:p>
      <text:p text:style-name="P11"/>
      <text:p text:style-name="P23">A major mistake was not writing the generation code to be able to unit test. Since it’s nondeterministic I need to be able to recreate the same conditions while debugging. But with weights and dynamic instance variables determining the inputs to some of the methods, I can’t test it effectively.</text:p>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8T13:42:59.283000000</meta:creation-date>
    <dc:date>2021-08-21T12:57:35.242000000</dc:date>
    <meta:editing-duration>PT13H29M28S</meta:editing-duration>
    <meta:editing-cycles>46</meta:editing-cycles>
    <meta:generator>LibreOffice/7.1.2.2$Windows_X86_64 LibreOffice_project/8a45595d069ef5570103caea1b71cc9d82b2aae4</meta:generator>
    <meta:document-statistic meta:table-count="0" meta:image-count="0" meta:object-count="0" meta:page-count="4" meta:paragraph-count="67" meta:word-count="1187" meta:character-count="7346" meta:non-whitespace-character-count="6209"/>
  </office:meta>
</office:document-meta>
</file>